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2B31C993B0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loext:decorative="false"/>
    </style:style>
    <style:style style:name="gr2" style:family="graphic" style:parent-style-name="standard">
      <style:graphic-properties draw:stroke="none" draw:fill="none" draw:textarea-vertical-align="middle" fo:min-height="0.318cm" fo:min-width="2.54cm" fo:padding-top="0.141cm" fo:padding-bottom="0.141cm" fo:padding-left="0.141cm" fo:padding-right="0.141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0.168cm" fo:min-width="2.54cm" fo:padding-top="0.141cm" fo:padding-bottom="0.141cm" fo:padding-left="0.141cm" fo:padding-right="0.141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268cm" fo:min-width="2.54cm" fo:padding-top="0.141cm" fo:padding-bottom="0.141cm" fo:padding-left="0.141cm" fo:padding-right="0.141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58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67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text-align="center"/>
    </style:style>
    <style:style style:name="T1" style:family="text">
      <style:text-properties fo:color="#000000" loext:opacity="100%" style:font-name="Arial" fo:font-size="10pt" style:font-name-asian="Arial" style:font-size-asian="10pt" style:font-name-complex="Arial" style:font-size-complex="10pt"/>
    </style:style>
    <style:style style:name="T2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3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4" style:family="text">
      <style:text-properties fo:color="#000000" loext:opacity="100%" style:font-name="Arial" fo:font-size="20pt" style:font-name-asian="Arial" style:font-size-asian="20pt" style:font-name-complex="Arial" style:font-size-complex="20pt"/>
    </style:style>
    <style:style style:name="T5" style:family="text">
      <style:text-properties fo:color="#000000" loext:opacity="100%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T6" style:family="text">
      <style:text-properties fo:color="#000000" loext:opacity="100%" style:font-name="Arial" fo:font-size="14pt" style:font-name-asian="Arial" style:font-size-asian="14pt" style:font-name-complex="Aria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line draw:style-name="gr1" draw:text-style-name="P1" draw:layer="layout" svg:width="59.4cm" svg:height="84.1cm" svg:x="0cm" svg:y="0cm" svg:viewBox="0 0 59401 84101" draw:points="0,0 59401,0 59401,1274 59401,84101">
          <text:p/>
        </draw:polyline>
        <draw:polyline draw:style-name="gr1" draw:text-style-name="P1" draw:layer="layout" svg:width="59.4cm" svg:height="84.096cm" svg:x="0cm" svg:y="0.004cm" svg:viewBox="0 0 59401 84097" draw:points="59401,84097 0,84097 0,0">
          <text:p/>
        </draw:polyline>
        <draw:polyline draw:style-name="gr1" draw:text-style-name="P1" draw:layer="layout" svg:width="56.9cm" svg:height="83.1cm" svg:x="2cm" svg:y="0.55cm" svg:viewBox="0 0 56901 83101" draw:points="0,0 0,83101 56901,83101">
          <text:p/>
        </draw:polyline>
        <draw:polyline draw:style-name="gr1" draw:text-style-name="P1" draw:layer="layout" svg:width="18.5cm" svg:height="5.5cm" svg:x="40.375cm" svg:y="78.1cm" svg:viewBox="0 0 18501 5501" draw:points="18501,0 0,0 0,5501">
          <text:p/>
        </draw:polyline>
        <draw:line draw:style-name="gr1" draw:text-style-name="P1" draw:layer="layout" svg:x1="46.891cm" svg:y1="78.1cm" svg:x2="46.891cm" svg:y2="83.599cm">
          <text:p/>
        </draw:line>
        <draw:line draw:style-name="gr1" draw:text-style-name="P1" draw:layer="layout" svg:x1="40.391cm" svg:y1="82.536cm" svg:x2="46.891cm" svg:y2="82.536cm">
          <text:p/>
        </draw:line>
        <draw:line draw:style-name="gr1" draw:text-style-name="P1" draw:layer="layout" svg:x1="40.391cm" svg:y1="83.036cm" svg:x2="46.891cm" svg:y2="83.036cm">
          <text:p/>
        </draw:line>
        <draw:line draw:style-name="gr1" draw:text-style-name="P1" draw:layer="layout" svg:x1="41.081cm" svg:y1="78.1cm" svg:x2="41.081cm" svg:y2="80.55cm">
          <text:p/>
        </draw:line>
        <draw:line draw:style-name="gr1" draw:text-style-name="P1" draw:layer="layout" svg:x1="42.181cm" svg:y1="78.1cm" svg:x2="42.181cm" svg:y2="83.599cm">
          <text:p/>
        </draw:line>
        <draw:line draw:style-name="gr1" draw:text-style-name="P1" draw:layer="layout" svg:x1="44.391cm" svg:y1="78.1cm" svg:x2="44.391cm" svg:y2="83.599cm">
          <text:p/>
        </draw:line>
        <draw:line draw:style-name="gr1" draw:text-style-name="P1" draw:layer="layout" svg:x1="45.891cm" svg:y1="78.1cm" svg:x2="45.891cm" svg:y2="83.585cm">
          <text:p/>
        </draw:line>
        <draw:frame draw:style-name="gr2" draw:text-style-name="P1" draw:layer="layout" svg:width="1.65cm" svg:height="0.755cm" svg:x="53.82cm" svg:y="81.4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1.1cm" svg:height="0.755cm" svg:x="41.07cm" svg:y="79.922cm">
          <draw:text-box>
            <text:p text:style-name="P2"><text:span text:style-name="T1">Лист</text:span></text:p>
          </draw:text-box>
        </draw:frame>
        <draw:frame draw:style-name="gr2" draw:text-style-name="P1" draw:layer="layout" svg:width="2.28cm" svg:height="0.755cm" svg:x="42.13cm" svg:y="79.922cm">
          <draw:text-box>
            <text:p text:style-name="P2"><text:span text:style-name="T1">№ </text:span><text:span text:style-name="T1">докум.</text:span></text:p>
          </draw:text-box>
        </draw:frame>
        <draw:frame draw:style-name="gr2" draw:text-style-name="P1" draw:layer="layout" svg:width="1.5cm" svg:height="0.755cm" svg:x="44.37cm" svg:y="79.922cm">
          <draw:text-box>
            <text:p text:style-name="P2"><text:span text:style-name="T1">Подп.</text:span></text:p>
          </draw:text-box>
        </draw:frame>
        <draw:frame draw:style-name="gr2" draw:text-style-name="P1" draw:layer="layout" svg:width="1.1cm" svg:height="0.755cm" svg:x="45.87cm" svg:y="79.922cm">
          <draw:text-box>
            <text:p text:style-name="P2"><text:span text:style-name="T1">Дата</text:span></text:p>
          </draw:text-box>
        </draw:frame>
        <draw:line draw:style-name="gr1" draw:text-style-name="P1" draw:layer="layout" svg:x1="46.92cm" svg:y1="82.05cm" svg:x2="58.869cm" svg:y2="82.05cm">
          <text:p/>
        </draw:line>
        <draw:line draw:style-name="gr1" draw:text-style-name="P1" draw:layer="layout" svg:x1="40.42cm" svg:y1="81.55cm" svg:x2="46.87cm" svg:y2="81.55cm">
          <text:p/>
        </draw:line>
        <draw:line draw:style-name="gr1" draw:text-style-name="P1" draw:layer="layout" svg:x1="40.42cm" svg:y1="81.05cm" svg:x2="46.87cm" svg:y2="81.05cm">
          <text:p/>
        </draw:line>
        <draw:line draw:style-name="gr1" draw:text-style-name="P1" draw:layer="layout" svg:x1="40.42cm" svg:y1="80.55cm" svg:x2="46.87cm" svg:y2="80.55cm">
          <text:p/>
        </draw:line>
        <draw:line draw:style-name="gr1" draw:text-style-name="P1" draw:layer="layout" svg:x1="40.42cm" svg:y1="80.05cm" svg:x2="46.87cm" svg:y2="80.05cm">
          <text:p/>
        </draw:line>
        <draw:line draw:style-name="gr1" draw:text-style-name="P1" draw:layer="layout" svg:x1="40.42cm" svg:y1="79.05cm" svg:x2="46.87cm" svg:y2="79.05cm">
          <text:p/>
        </draw:line>
        <draw:line draw:style-name="gr1" draw:text-style-name="P1" draw:layer="layout" svg:x1="40.42cm" svg:y1="78.55cm" svg:x2="46.87cm" svg:y2="78.55cm">
          <text:p/>
        </draw:line>
        <draw:line draw:style-name="gr1" draw:text-style-name="P1" draw:layer="layout" svg:x1="46.92cm" svg:y1="79.55cm" svg:x2="58.869cm" svg:y2="79.55cm">
          <text:p/>
        </draw:line>
        <draw:line draw:style-name="gr1" draw:text-style-name="P1" draw:layer="layout" svg:x1="40.42cm" svg:y1="79.55cm" svg:x2="46.87cm" svg:y2="79.55cm">
          <text:p/>
        </draw:line>
        <draw:line draw:style-name="gr1" draw:text-style-name="P1" draw:layer="layout" svg:x1="40.42cm" svg:y1="82.05cm" svg:x2="46.87cm" svg:y2="82.05cm">
          <text:p/>
        </draw:line>
        <draw:frame draw:style-name="gr2" draw:text-style-name="P1" draw:layer="layout" svg:width="1.09cm" svg:height="0.755cm" svg:x="40.18cm" svg:y="79.922cm">
          <draw:text-box>
            <text:p text:style-name="P2"><text:span text:style-name="T1">Изм</text:span></text:p>
          </draw:text-box>
        </draw:frame>
        <draw:frame draw:style-name="gr2" draw:text-style-name="P1" draw:layer="layout" svg:width="1.65cm" svg:height="0.755cm" svg:x="40.37cm" svg:y="80.422cm">
          <draw:text-box>
            <text:p text:style-name="P3"><text:span text:style-name="T1">Разраб.</text:span></text:p>
          </draw:text-box>
        </draw:frame>
        <draw:frame draw:style-name="gr3" draw:text-style-name="P1" draw:layer="layout" svg:width="1.65cm" svg:height="0.755cm" svg:x="40.37cm" svg:y="80.897cm">
          <draw:text-box>
            <text:p text:style-name="P3"><text:span text:style-name="T1">Пров.</text:span></text:p>
          </draw:text-box>
        </draw:frame>
        <draw:frame draw:style-name="gr4" draw:text-style-name="P1" draw:layer="layout" svg:width="1.75cm" svg:height="0.755cm" svg:x="40.37cm" svg:y="81.447cm">
          <draw:text-box>
            <text:p text:style-name="P3"><text:span text:style-name="T1">Т.контр.</text:span></text:p>
          </draw:text-box>
        </draw:frame>
        <draw:frame draw:style-name="gr2" draw:text-style-name="P1" draw:layer="layout" svg:width="1.75cm" svg:height="0.755cm" svg:x="40.37cm" svg:y="82.422cm">
          <draw:text-box>
            <text:p text:style-name="P3"><text:span text:style-name="T1">Н.контр.</text:span></text:p>
          </draw:text-box>
        </draw:frame>
        <draw:frame draw:style-name="gr2" draw:text-style-name="P1" draw:layer="layout" svg:width="1.75cm" svg:height="0.755cm" svg:x="40.37cm" svg:y="82.922cm">
          <draw:text-box>
            <text:p text:style-name="P3"><text:span text:style-name="T1">Утв.</text:span></text:p>
          </draw:text-box>
        </draw:frame>
        <draw:frame draw:style-name="gr2" draw:text-style-name="P1" draw:layer="layout" svg:width="2.011cm" svg:height="0.71cm" svg:x="40.37cm" svg:y="81.945cm">
          <draw:text-box>
            <text:p text:style-name="P3"><text:span text:style-name="T2">Рецензент</text:span></text:p>
          </draw:text-box>
        </draw:frame>
        <draw:line draw:style-name="gr1" draw:text-style-name="P1" draw:layer="layout" svg:x1="53.87cm" svg:y1="79.55cm" svg:x2="53.87cm" svg:y2="83.6cm">
          <text:p/>
        </draw:line>
        <draw:line draw:style-name="gr1" draw:text-style-name="P1" draw:layer="layout" svg:x1="53.87cm" svg:y1="80.05cm" svg:x2="58.87cm" svg:y2="80.05cm">
          <text:p/>
        </draw:line>
        <draw:line draw:style-name="gr1" draw:text-style-name="P1" draw:layer="layout" svg:x1="53.87cm" svg:y1="81.55cm" svg:x2="58.87cm" svg:y2="81.55cm">
          <text:p/>
        </draw:line>
        <draw:line draw:style-name="gr1" draw:text-style-name="P1" draw:layer="layout" svg:x1="54.37cm" svg:y1="80.05cm" svg:x2="54.37cm" svg:y2="81.549cm">
          <text:p/>
        </draw:line>
        <draw:line draw:style-name="gr1" draw:text-style-name="P1" draw:layer="layout" svg:x1="54.87cm" svg:y1="80.05cm" svg:x2="54.87cm" svg:y2="81.549cm">
          <text:p/>
        </draw:line>
        <draw:line draw:style-name="gr1" draw:text-style-name="P1" draw:layer="layout" svg:x1="55.37cm" svg:y1="79.55cm" svg:x2="55.37cm" svg:y2="81.549cm">
          <text:p/>
        </draw:line>
        <draw:line draw:style-name="gr1" draw:text-style-name="P1" draw:layer="layout" svg:x1="56.97cm" svg:y1="79.55cm" svg:x2="56.97cm" svg:y2="81.549cm">
          <text:p/>
        </draw:line>
        <draw:line draw:style-name="gr1" draw:text-style-name="P1" draw:layer="layout" svg:x1="55.87cm" svg:y1="81.55cm" svg:x2="55.87cm" svg:y2="82.05cm">
          <text:p/>
        </draw:line>
        <draw:frame draw:style-name="gr2" draw:text-style-name="P1" draw:layer="layout" svg:width="2.1cm" svg:height="0.851cm" svg:x="55.87cm" svg:y="81.374cm">
          <draw:text-box>
            <text:p text:style-name="P2"><text:span text:style-name="T1">Листов <text:s text:c="3"/></text:span><text:span text:style-name="T3">1</text:span></text:p>
          </draw:text-box>
        </draw:frame>
        <draw:frame draw:style-name="gr2" draw:text-style-name="P1" draw:layer="layout" svg:width="1.2cm" svg:height="0.755cm" svg:x="53.92cm" svg:y="79.422cm">
          <draw:text-box>
            <text:p text:style-name="P2"><text:span text:style-name="T1">Лит.</text:span></text:p>
          </draw:text-box>
        </draw:frame>
        <draw:frame draw:style-name="gr2" draw:text-style-name="P1" draw:layer="layout" svg:width="1.55cm" svg:height="0.755cm" svg:x="55.37cm" svg:y="79.422cm">
          <draw:text-box>
            <text:p text:style-name="P2"><text:span text:style-name="T1">Масса</text:span></text:p>
          </draw:text-box>
        </draw:frame>
        <draw:frame draw:style-name="gr2" draw:text-style-name="P1" draw:layer="layout" svg:width="2.1cm" svg:height="0.755cm" svg:x="56.87cm" svg:y="79.422cm">
          <draw:text-box>
            <text:p text:style-name="P2"><text:span text:style-name="T1">Масштаб.</text:span></text:p>
          </draw:text-box>
        </draw:frame>
        <draw:polyline draw:style-name="gr1" draw:text-style-name="P1" draw:layer="layout" svg:width="56.9cm" svg:height="83.15cm" svg:x="2cm" svg:y="0.5cm" svg:viewBox="0 0 56901 83151" draw:points="0,0 56901,0 56901,847 56901,83151">
          <text:p/>
        </draw:polyline>
        <draw:frame draw:style-name="gr2" draw:text-style-name="P1" draw:layer="layout" svg:width="1.95cm" svg:height="0.755cm" svg:x="42.32cm" svg:y="82.922cm">
          <draw:text-box>
            <text:p text:style-name="P3"><text:span text:style-name="T1">Шункевич</text:span></text:p>
          </draw:text-box>
        </draw:frame>
        <draw:frame draw:style-name="gr2" draw:text-style-name="P1" draw:layer="layout" svg:width="0.7cm" svg:height="0.755cm" svg:x="54.27cm" svg:y="80.422cm">
          <draw:text-box>
            <text:p text:style-name="P2"><text:span text:style-name="T1">Т</text:span></text:p>
          </draw:text-box>
        </draw:frame>
        <draw:frame draw:style-name="gr5" draw:text-style-name="P1" draw:layer="layout" svg:width="11.8cm" svg:height="1.4cm" svg:x="47cm" svg:y="78.1cm">
          <draw:text-box>
            <text:p text:style-name="P2"><text:span text:style-name="T4">ГУИР.87006-01 90 03-1</text:span></text:p>
          </draw:text-box>
        </draw:frame>
        <draw:frame draw:style-name="gr6" draw:text-style-name="P1" draw:layer="layout" svg:width="5cm" svg:height="1.5cm" svg:x="54.095cm" svg:y="82.1cm">
          <draw:text-box>
            <text:p text:style-name="P2"><text:span text:style-name="T5">ИИ, гр. 121703</text:span></text:p>
          </draw:text-box>
        </draw:frame>
        <draw:frame draw:style-name="gr7" draw:text-style-name="P1" draw:layer="layout" svg:width="7cm" svg:height="2.5cm" svg:x="46.9cm" svg:y="79.6cm">
          <draw:text-box>
            <text:p text:style-name="P2"><text:span text:style-name="T6">Система интеллектуального поиска текстов естественного языка</text:span></text:p>
          </draw:text-box>
        </draw:frame>
        <draw:frame draw:style-name="gr2" draw:text-style-name="P1" draw:layer="layout" svg:width="2.2cm" svg:height="0.755cm" svg:x="42.227cm" svg:y="80.327cm">
          <draw:text-box>
            <text:p text:style-name="P3"><text:span text:style-name="T1">Якубовский</text:span></text:p>
          </draw:text-box>
        </draw:frame>
        <draw:frame draw:style-name="gr8" draw:text-style-name="P1" draw:layer="layout" svg:width="2.348cm" svg:height="0.608cm" svg:x="42.102cm" svg:y="81.497cm">
          <draw:text-box>
            <text:p><text:span text:style-name="T2">Самодумкин</text:span></text:p>
          </draw:text-box>
        </draw:frame>
        <draw:frame draw:style-name="gr8" draw:text-style-name="P1" draw:layer="layout" svg:width="2.348cm" svg:height="0.608cm" svg:x="42.102cm" svg:y="82.45cm">
          <draw:text-box>
            <text:p><text:span text:style-name="T2">Самодумкин</text:span></text:p>
          </draw:text-box>
        </draw:frame>
        <draw:frame draw:style-name="gr9" draw:text-style-name="P4" draw:layer="layout" svg:width="7cm" svg:height="1.615cm" svg:x="46.975cm" svg:y="81.984cm">
          <draw:text-box>
            <text:p text:style-name="P2"><text:span text:style-name="T6">Диаграмма вариантов использования</text:span></text:p>
          </draw:text-box>
        </draw:frame>
        <draw:frame draw:style-name="gr10" draw:text-style-name="P5" draw:layer="layout" svg:width="50.946cm" svg:height="71.12cm" svg:x="4.127cm" svg:y="4.762cm">
          <draw:image xlink:href="Pictures/100000000000028A000002B31C993B0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2T14:26:42.014624016</dc:date>
    <meta:creation-date>2021-12-13T20:29:21Z</meta:creation-date>
    <meta:generator>LibreOffice/24.2.7.2$Linux_X86_64 LibreOffice_project/420$Build-2</meta:generator>
    <meta:editing-duration>PT1M47S</meta:editing-duration>
    <meta:editing-cycles>1</meta:editing-cycles>
    <meta:document-statistic meta:object-count="56"/>
  </office:meta>
</office:document-meta>
</file>